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ansLocal" svg:font-family="SourceSansLocal, source-sans-pro, 'Source Sans Pro', apple-system, Roboto, 'pt sans', calibri, sans-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1c88ca" officeooo:paragraph-rsid="001ce080"/>
    </style:style>
    <style:style style:name="P2" style:family="paragraph" style:parent-style-name="Standard">
      <style:text-properties fo:language="de" fo:country="DE" officeooo:rsid="001ce080" officeooo:paragraph-rsid="001ce080"/>
    </style:style>
    <style:style style:name="P3" style:family="paragraph" style:parent-style-name="Standard">
      <style:text-properties fo:language="de" fo:country="DE" officeooo:rsid="001ce080" officeooo:paragraph-rsid="002f5efc"/>
    </style:style>
    <style:style style:name="P4" style:family="paragraph" style:parent-style-name="Standard">
      <style:text-properties style:font-name="Calibri" fo:language="de" fo:country="DE" officeooo:rsid="001c88ca" officeooo:paragraph-rsid="00333a11"/>
    </style:style>
    <style:style style:name="P5" style:family="paragraph" style:parent-style-name="Standard">
      <style:text-properties style:font-name="Calibri" fo:language="de" fo:country="DE" officeooo:paragraph-rsid="00333a11"/>
    </style:style>
    <style:style style:name="P6" style:family="paragraph" style:parent-style-name="Standard">
      <style:text-properties style:font-name="Calibri" fo:language="de" fo:country="DE" officeooo:rsid="001ce080" officeooo:paragraph-rsid="00355363"/>
    </style:style>
    <style:style style:name="P7" style:family="paragraph" style:parent-style-name="Standard">
      <style:text-properties style:font-name="Calibri" fo:language="de" fo:country="DE" officeooo:paragraph-rsid="00355363"/>
    </style:style>
    <style:style style:name="P8" style:family="paragraph" style:parent-style-name="Standard">
      <style:text-properties style:font-name="Calibri" fo:language="de" fo:country="DE" officeooo:paragraph-rsid="00359267"/>
    </style:style>
    <style:style style:name="P9" style:family="paragraph" style:parent-style-name="Standard">
      <style:text-properties style:font-name="Calibri" fo:language="de" fo:country="DE" officeooo:paragraph-rsid="004973a2"/>
    </style:style>
    <style:style style:name="P10" style:family="paragraph" style:parent-style-name="Standard">
      <style:text-properties style:font-name="Calibri" fo:language="de" fo:country="DE" officeooo:paragraph-rsid="004aa1cd"/>
    </style:style>
    <style:style style:name="P11" style:family="paragraph" style:parent-style-name="Standard">
      <style:text-properties style:font-name="Calibri" fo:language="de" fo:country="DE" officeooo:paragraph-rsid="004c16e9"/>
    </style:style>
    <style:style style:name="P12" style:family="paragraph" style:parent-style-name="Standard">
      <style:text-properties style:font-name="Calibri" fo:language="de" fo:country="DE" officeooo:rsid="005df72b" officeooo:paragraph-rsid="005df72b"/>
    </style:style>
    <style:style style:name="P13" style:family="paragraph" style:parent-style-name="Standard">
      <style:text-properties style:font-name="Calibri" fo:language="de" fo:country="DE" officeooo:paragraph-rsid="006596f4"/>
    </style:style>
    <style:style style:name="P14" style:family="paragraph" style:parent-style-name="Standard">
      <style:text-properties style:font-name="Calibri" fo:language="de" fo:country="DE" officeooo:paragraph-rsid="00699544"/>
    </style:style>
    <style:style style:name="P15" style:family="paragraph" style:parent-style-name="Standard">
      <style:text-properties style:font-name="Calibri" fo:language="de" fo:country="DE" officeooo:rsid="000cfa5a" officeooo:paragraph-rsid="006a624a"/>
    </style:style>
    <style:style style:name="P16" style:family="paragraph" style:parent-style-name="Standard">
      <style:text-properties style:font-name="Calibri" fo:language="de" fo:country="DE" officeooo:paragraph-rsid="006a624a"/>
    </style:style>
    <style:style style:name="P17" style:family="paragraph" style:parent-style-name="Standard">
      <style:text-properties style:font-name="Calibri" fo:language="de" fo:country="DE" officeooo:paragraph-rsid="00968222"/>
    </style:style>
    <style:style style:name="P18" style:family="paragraph" style:parent-style-name="Standard">
      <style:text-properties style:font-name="Calibri" fo:language="de" fo:country="DE" officeooo:rsid="00a73a81" officeooo:paragraph-rsid="00a73a81"/>
    </style:style>
    <style:style style:name="P19" style:family="paragraph" style:parent-style-name="Standard">
      <style:text-properties style:font-name="Calibri" fo:language="de" fo:country="DE" officeooo:paragraph-rsid="00acf699"/>
    </style:style>
    <style:style style:name="P20" style:family="paragraph" style:parent-style-name="Standard">
      <style:text-properties style:font-name="Calibri" officeooo:paragraph-rsid="0099510b"/>
    </style:style>
    <style:style style:name="P21" style:family="paragraph" style:parent-style-name="Standard">
      <style:text-properties fo:font-variant="normal" fo:text-transform="none" fo:color="#000000" style:font-name="SourceSansLocal" fo:font-size="12pt" fo:letter-spacing="normal" fo:language="de" fo:country="DE" fo:font-style="normal" fo:font-weight="normal" officeooo:rsid="00968222" officeooo:paragraph-rsid="0099510b" style:font-size-asian="12pt" style:font-size-complex="12pt"/>
    </style:style>
    <style:style style:name="P22" style:family="paragraph" style:parent-style-name="Standard">
      <style:text-properties officeooo:paragraph-rsid="0091da8f"/>
    </style:style>
    <style:style style:name="P23" style:family="paragraph" style:parent-style-name="Standard">
      <style:text-properties fo:language="de" fo:country="DE" officeooo:paragraph-rsid="001c0538"/>
    </style:style>
    <style:style style:name="T1" style:family="text">
      <style:text-properties officeooo:rsid="001c88ca"/>
    </style:style>
    <style:style style:name="T2" style:family="text">
      <style:text-properties officeooo:rsid="0018f101"/>
    </style:style>
    <style:style style:name="T3" style:family="text">
      <style:text-properties officeooo:rsid="00161dd8"/>
    </style:style>
    <style:style style:name="T4" style:family="text">
      <style:text-properties fo:font-weight="bold" style:font-weight-asian="bold" style:font-weight-complex="bold"/>
    </style:style>
    <style:style style:name="T5" style:family="text">
      <style:text-properties officeooo:rsid="0034f69c"/>
    </style:style>
    <style:style style:name="T6" style:family="text">
      <style:text-properties officeooo:rsid="00144395"/>
    </style:style>
    <style:style style:name="T7" style:family="text">
      <style:text-properties officeooo:rsid="001234cb"/>
    </style:style>
    <style:style style:name="T8" style:family="text">
      <style:text-properties officeooo:rsid="001413d1"/>
    </style:style>
    <style:style style:name="T9" style:family="text">
      <style:text-properties fo:font-weight="normal" officeooo:rsid="001c88ca" style:font-weight-asian="normal" style:font-weight-complex="normal"/>
    </style:style>
    <style:style style:name="T10" style:family="text">
      <style:text-properties officeooo:rsid="0015dfc1"/>
    </style:style>
    <style:style style:name="T11" style:family="text">
      <style:text-properties officeooo:rsid="0015ec88"/>
    </style:style>
    <style:style style:name="T12" style:family="text">
      <style:text-properties officeooo:rsid="0013bcba"/>
    </style:style>
    <style:style style:name="T13" style:family="text">
      <style:text-properties officeooo:rsid="00120be1"/>
    </style:style>
    <style:style style:name="T14" style:family="text">
      <style:text-properties officeooo:rsid="001285d1"/>
    </style:style>
    <style:style style:name="T15" style:family="text">
      <style:text-properties officeooo:rsid="0035d882"/>
    </style:style>
    <style:style style:name="T16" style:family="text">
      <style:text-properties officeooo:rsid="00363662"/>
    </style:style>
    <style:style style:name="T17" style:family="text">
      <style:text-properties officeooo:rsid="003712e7"/>
    </style:style>
    <style:style style:name="T18" style:family="text">
      <style:text-properties officeooo:rsid="00381f86"/>
    </style:style>
    <style:style style:name="T19" style:family="text">
      <style:text-properties officeooo:rsid="0039b4cc"/>
    </style:style>
    <style:style style:name="T20" style:family="text">
      <style:text-properties officeooo:rsid="003abe31"/>
    </style:style>
    <style:style style:name="T21" style:family="text">
      <style:text-properties officeooo:rsid="003c8880"/>
    </style:style>
    <style:style style:name="T22" style:family="text">
      <style:text-properties officeooo:rsid="0040359f"/>
    </style:style>
    <style:style style:name="T23" style:family="text">
      <style:text-properties officeooo:rsid="00422bbe"/>
    </style:style>
    <style:style style:name="T24" style:family="text">
      <style:text-properties officeooo:rsid="0043f687"/>
    </style:style>
    <style:style style:name="T25" style:family="text">
      <style:text-properties officeooo:rsid="004532ae"/>
    </style:style>
    <style:style style:name="T26" style:family="text">
      <style:text-properties officeooo:rsid="00457961"/>
    </style:style>
    <style:style style:name="T27" style:family="text">
      <style:text-properties officeooo:rsid="004797cb"/>
    </style:style>
    <style:style style:name="T28" style:family="text">
      <style:text-properties officeooo:rsid="0049d188"/>
    </style:style>
    <style:style style:name="T29" style:family="text">
      <style:text-properties officeooo:rsid="004aa1cd"/>
    </style:style>
    <style:style style:name="T30" style:family="text">
      <style:text-properties officeooo:rsid="004c16e9"/>
    </style:style>
    <style:style style:name="T31" style:family="text">
      <style:text-properties officeooo:rsid="004c75db"/>
    </style:style>
    <style:style style:name="T32" style:family="text">
      <style:text-properties officeooo:rsid="004d2f4c"/>
    </style:style>
    <style:style style:name="T33" style:family="text">
      <style:text-properties officeooo:rsid="004dade7"/>
    </style:style>
    <style:style style:name="T34" style:family="text">
      <style:text-properties officeooo:rsid="004e9a8e"/>
    </style:style>
    <style:style style:name="T35" style:family="text">
      <style:text-properties officeooo:rsid="0050d0a9"/>
    </style:style>
    <style:style style:name="T36" style:family="text">
      <style:text-properties officeooo:rsid="005460cc"/>
    </style:style>
    <style:style style:name="T37" style:family="text">
      <style:text-properties officeooo:rsid="00561039"/>
    </style:style>
    <style:style style:name="T38" style:family="text">
      <style:text-properties officeooo:rsid="00576f66"/>
    </style:style>
    <style:style style:name="T39" style:family="text">
      <style:text-properties officeooo:rsid="005fe2db"/>
    </style:style>
    <style:style style:name="T40" style:family="text">
      <style:text-properties fo:background-color="transparent" loext:char-shading-value="0"/>
    </style:style>
    <style:style style:name="T41" style:family="text">
      <style:text-properties officeooo:rsid="006158c6" fo:background-color="transparent" loext:char-shading-value="0"/>
    </style:style>
    <style:style style:name="T42" style:family="text">
      <style:text-properties officeooo:rsid="006596f4" fo:background-color="transparent" loext:char-shading-value="0"/>
    </style:style>
    <style:style style:name="T43" style:family="text">
      <style:text-properties officeooo:rsid="008018c5" fo:background-color="transparent" loext:char-shading-value="0"/>
    </style:style>
    <style:style style:name="T44" style:family="text">
      <style:text-properties officeooo:rsid="0081eb1e" fo:background-color="transparent" loext:char-shading-value="0"/>
    </style:style>
    <style:style style:name="T45" style:family="text">
      <style:text-properties officeooo:rsid="006596f4"/>
    </style:style>
    <style:style style:name="T46" style:family="text">
      <style:text-properties officeooo:rsid="0066d107"/>
    </style:style>
    <style:style style:name="T47" style:family="text">
      <style:text-properties officeooo:rsid="0068c980"/>
    </style:style>
    <style:style style:name="T48" style:family="text">
      <style:text-properties officeooo:rsid="00699544"/>
    </style:style>
    <style:style style:name="T49" style:family="text">
      <style:text-properties officeooo:rsid="006a1b4d"/>
    </style:style>
    <style:style style:name="T50" style:family="text">
      <style:text-properties officeooo:rsid="007bd650"/>
    </style:style>
    <style:style style:name="T51" style:family="text">
      <style:text-properties officeooo:rsid="007bfacc"/>
    </style:style>
    <style:style style:name="T52" style:family="text">
      <style:text-properties officeooo:rsid="007d4d17"/>
    </style:style>
    <style:style style:name="T53" style:family="text">
      <style:text-properties officeooo:rsid="007e7f36"/>
    </style:style>
    <style:style style:name="T54" style:family="text">
      <style:text-properties officeooo:rsid="007f3671"/>
    </style:style>
    <style:style style:name="T55" style:family="text">
      <style:text-properties officeooo:rsid="00836906"/>
    </style:style>
    <style:style style:name="T56" style:family="text">
      <style:text-properties officeooo:rsid="0084d79d"/>
    </style:style>
    <style:style style:name="T57" style:family="text">
      <style:text-properties officeooo:rsid="0087f5b6"/>
    </style:style>
    <style:style style:name="T58" style:family="text">
      <style:text-properties officeooo:rsid="008a5e3d"/>
    </style:style>
    <style:style style:name="T59" style:family="text">
      <style:text-properties fo:font-variant="normal" fo:text-transform="none" fo:color="#000000" style:font-name="SourceSansLocal" fo:font-size="12pt" fo:letter-spacing="normal" fo:font-style="normal" fo:font-weight="normal" style:font-size-asian="12pt" style:font-size-complex="12pt"/>
    </style:style>
    <style:style style:name="T60" style:family="text">
      <style:text-properties fo:font-variant="normal" fo:text-transform="none" fo:color="#000000" style:font-name="SourceSansLocal" fo:font-size="12pt" fo:letter-spacing="normal" fo:font-style="normal" fo:font-weight="normal" officeooo:rsid="00b782c5" style:font-size-asian="12pt" style:font-size-complex="12pt"/>
    </style:style>
    <style:style style:name="T61" style:family="text">
      <style:text-properties fo:font-variant="normal" fo:text-transform="none" fo:color="#000000" style:font-name="SourceSansLocal" fo:font-size="12pt" fo:letter-spacing="normal" fo:language="de" fo:country="DE" fo:font-style="normal" fo:font-weight="normal" officeooo:rsid="00968222" style:font-size-asian="12pt" style:font-size-complex="12pt"/>
    </style:style>
    <style:style style:name="T62" style:family="text">
      <style:text-properties officeooo:rsid="0093fa1c"/>
    </style:style>
    <style:style style:name="T63" style:family="text">
      <style:text-properties fo:language="de" fo:country="DE"/>
    </style:style>
    <style:style style:name="T64" style:family="text">
      <style:text-properties fo:language="de" fo:country="DE" officeooo:rsid="00968222"/>
    </style:style>
    <style:style style:name="T65" style:family="text">
      <style:text-properties fo:language="de" fo:country="DE" officeooo:rsid="007d4d17"/>
    </style:style>
    <style:style style:name="T66" style:family="text">
      <style:text-properties fo:language="de" fo:country="DE" officeooo:rsid="005b4a86"/>
    </style:style>
    <style:style style:name="T67" style:family="text">
      <style:text-properties fo:language="de" fo:country="DE" officeooo:rsid="0050d0a9"/>
    </style:style>
    <style:style style:name="T68" style:family="text">
      <style:text-properties fo:language="de" fo:country="DE" officeooo:rsid="0094d275"/>
    </style:style>
    <style:style style:name="T69" style:family="text">
      <style:text-properties fo:language="de" fo:country="DE" officeooo:rsid="0096815c"/>
    </style:style>
    <style:style style:name="T70" style:family="text">
      <style:text-properties fo:language="de" fo:country="DE" officeooo:rsid="003d4287"/>
    </style:style>
    <style:style style:name="T71" style:family="text">
      <style:text-properties fo:language="de" fo:country="DE" officeooo:rsid="005cd339"/>
    </style:style>
    <style:style style:name="T72" style:family="text">
      <style:text-properties fo:language="de" fo:country="DE" officeooo:rsid="0053a0ff"/>
    </style:style>
    <style:style style:name="T73" style:family="text">
      <style:text-properties fo:language="de" fo:country="DE" officeooo:rsid="003e4e40"/>
    </style:style>
    <style:style style:name="T74" style:family="text">
      <style:text-properties fo:language="de" fo:country="DE" officeooo:rsid="0040359f"/>
    </style:style>
    <style:style style:name="T75" style:family="text">
      <style:text-properties fo:language="de" fo:country="DE" officeooo:rsid="00980c54"/>
    </style:style>
    <style:style style:name="T76" style:family="text">
      <style:text-properties fo:language="de" fo:country="DE" officeooo:rsid="00b782c5"/>
    </style:style>
    <style:style style:name="T77" style:family="text">
      <style:text-properties fo:language="de" fo:country="DE" officeooo:rsid="00b8e7c4"/>
    </style:style>
    <style:style style:name="T78" style:family="text">
      <style:text-properties officeooo:rsid="009b5d27"/>
    </style:style>
    <style:style style:name="T79" style:family="text">
      <style:text-properties style:font-name="Calibri"/>
    </style:style>
    <style:style style:name="T80" style:family="text">
      <style:text-properties style:font-name="Calibri" fo:language="de" fo:country="DE" officeooo:rsid="000cfa5a"/>
    </style:style>
    <style:style style:name="T81" style:family="text">
      <style:text-properties style:font-name="Calibri" fo:language="de" fo:country="DE" officeooo:rsid="006ddd25"/>
    </style:style>
    <style:style style:name="T82" style:family="text">
      <style:text-properties style:font-name="Calibri" officeooo:rsid="0035d882"/>
    </style:style>
    <style:style style:name="T83" style:family="text">
      <style:text-properties style:font-name="Calibri" officeooo:rsid="00161dd8"/>
    </style:style>
    <style:style style:name="T84" style:family="text">
      <style:text-properties style:font-name="Calibri" officeooo:rsid="00b23fc6"/>
    </style:style>
    <style:style style:name="T85" style:family="text">
      <style:text-properties style:font-name="Calibri" fo:font-weight="bold" style:font-weight-asian="bold" style:font-weight-complex="bold"/>
    </style:style>
    <style:style style:name="T86" style:family="text">
      <style:text-properties officeooo:rsid="00a73a81"/>
    </style:style>
    <style:style style:name="T87" style:family="text">
      <style:text-properties officeooo:rsid="00ab5b53"/>
    </style:style>
    <style:style style:name="T88" style:family="text">
      <style:text-properties officeooo:rsid="00ae663d"/>
    </style:style>
    <style:style style:name="T89" style:family="text">
      <style:text-properties officeooo:rsid="00af38c2"/>
    </style:style>
    <style:style style:name="T90" style:family="text">
      <style:text-properties officeooo:rsid="00b0aa17"/>
    </style:style>
    <style:style style:name="T91" style:family="text">
      <style:text-properties officeooo:rsid="00b23fc6"/>
    </style:style>
    <style:style style:name="T92" style:family="text">
      <style:text-properties officeooo:rsid="00b3aa39"/>
    </style:style>
    <style:style style:name="T93" style:family="text">
      <style:text-properties officeooo:rsid="00b5a8bb"/>
    </style:style>
    <style:style style:name="T94" style:family="text">
      <style:text-properties officeooo:rsid="00b782c5"/>
    </style:style>
    <style:style style:name="T95" style:family="text">
      <style:text-properties officeooo:rsid="00b8e7c4"/>
    </style:style>
    <style:style style:name="T96" style:family="text">
      <style:text-properties officeooo:rsid="00b968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5">­</text:span><text:span text:style-name="T79">Alistair hätte schlafen sollen. </text:span><text:span text:style-name="T82">E</text:span><text:span text:style-name="T79">s nicht zu tun, war mehr als unvernünftig, doch er </text:span><text:span text:style-name="T83">war überflüssigerweise</text:span><text:span text:style-name="T79"> seine Notizen über das Salz durchgegangen. Er nahm es </text:span><text:span text:style-name="T84">schon fast sein gesamtes Leben </text:span><text:span text:style-name="T79">ein. Es war ganz selbstverständlich, jeden Tag eine Dosis. Eine milchige Lösung, die leicht nach Ozon roch und auf der Zunge prickelte. Er kannte die Zusammensetzung, die korrekte Dosierung, </text:span><text:span text:style-name="T82">wusste, </text:span><text:span text:style-name="T79">wie man sie im Notfall selbst in der fernsten Wildnis herstellte. </text:span><text:span text:style-name="T82">E</text:span><text:span text:style-name="T79">r kannte auch die Wirkung: </text:span><text:span text:style-name="T82">d</text:span><text:span text:style-name="T79">ie Ruhe, die ihn nach der Einnahme erfüllte. Zufriedenheit. Volle Konzentration. Er kannte die Zauber, die ihm durch das </text:span><text:span text:style-name="T85">Salz</text:span><text:span text:style-name="T79"> möglich wurden … Er wusste alles über das Salz. </text:span></text:p>
      <text:p text:style-name="P5"/>
      <text:p text:style-name="P5">Erneut fuhr er mit dem Finger die Zeilen über die Geisteskontrolle ab, buchstabierte die Worte geradezu. Er konnte drei Sprachen fließend lesen und schreiben, doch die Notizen, die er selbst angefertigt hatte, schienen sich seinem Begreifen zu entziehen.</text:p>
      <text:p text:style-name="P5"/>
      <text:p text:style-name="P4">„Das Netzwerk aus Salzkristallen erstreckt sich durch den gesamten Körper“, las er mühsam, ohne es sich auch nur im Ansatz vorstellen zu können. „Durch spezielle Gravuren und Bohrungen in der <text:span text:style-name="T4">Kontrolleinheit</text:span> <text:span text:style-name="T5">wird das eingehende </text:span>Signal <text:span text:style-name="T5">einerseits an die</text:span> Muskeln <text:span text:style-name="T5">übermittelt und löst dort eine</text:span> sofortige <text:span text:style-name="T2">Handlung</text:span> <text:span text:style-name="T5">aus, andererseits</text:span> <text:span text:style-name="T5">kommt es zu einer Spiegelung, die dem </text:span>Gehirn eine <text:span text:style-name="T27">dazu passende</text:span> Plausibilisierung <text:span text:style-name="T5">vermittelt. So ist sichergestellt, dass das Objekt von seinen Taten stets überzeugt ist.</text:span>“</text:p>
      <text:p text:style-name="P4"/>
      <text:p text:style-name="P2">Die Worte ergaben überhaupt keinen Sinn, und doch las er sie immer und immer wieder.</text:p>
      <text:p text:style-name="P2"/>
      <text:p text:style-name="P2">„Bei höheren Dosen wächst das Salz<text:span text:style-name="T16">geflecht</text:span> bin ins Gehirn und verursacht dort bleibende Schäden.“</text:p>
      <text:p text:style-name="P1"/>
      <text:p text:style-name="P10">Alistair sah durchs Fenster in einen trüben Morgen, stand auf und ging zur Waschschüssel. <text:span text:style-name="T28">Er musste sich frisch machen. Sich rasieren. </text:span>Es waren routinierte Handgriffe: <text:span text:style-name="T17">w</text:span>aschen, <text:span text:style-name="T29">einseifen, die geübten Bewegungen mit der Klinge</text:span>, die weiße Uniform anlegen <text:span text:style-name="T6">– </text:span>obwohl die Sterne am Kragen fehlten. <text:span text:style-name="T28">Alistair betrachtete lange die leere Stelle an seiner Schulter. Etwas Rotes blitzte in seinem Augenwinkel auf. Er blinzelte und riss seinen starren Blick los. Das Rasiermesser war voller Blut. </text:span>Er <text:span text:style-name="T28">hatte</text:span> sich <text:span text:style-name="T28">geschnitten</text:span>, zum ersten Mal in seinem Leben. <text:span text:style-name="T62">Er schüttelte den Kopf. Kein Wunder, so wie seine Hand zitterte. Aber warum zitterte seine Hand?</text:span></text:p>
      <text:p text:style-name="P7"/>
      <text:p text:style-name="P11"><text:span text:style-name="T29">Einen Moment</text:span> stand er unschlüssig <text:span text:style-name="T92">auf der Stelle</text:span>, <text:span text:style-name="T7">als hätte er sich soeben an etwas Wichtiges erinnert, es aber sofort wieder vergessen</text:span>. <text:span text:style-name="T7">Er wusste nicht wirklich, was er jetzt tun sollte. </text:span>Er war vom <text:span text:style-name="T50">aktiven D</text:span>ienst entbunden, aber nicht freigestellt. <text:span text:style-name="T50">Also würde e</text:span>r warten. Es waren keine <text:span text:style-name="T50">weiteren </text:span><text:s/>Hinrichtungen geplant, der Galgen würde also <text:span text:style-name="T32">extra</text:span> aufgebaut werden müssen, und es hatte seit Tagen geregnet, das würde alles nur noch weiter verzögern. <text:span text:style-name="T31">Wenn er keine sonstige Order hatte, musste er sich um die Schreibtischarbeit kümmern. Richtig. Damit hatte er genug zu tun. Sein Blick fiel</text:span> auf die Gänsefeder, <text:span text:style-name="T8">die auf dem Tisch lag.</text:span> <text:span text:style-name="T50">Verwundert stellte er fest, dass sie </text:span>mit einem Tropfen Blut befleckt <text:span text:style-name="T30">war</text:span>. <text:span text:style-name="T30">Er hatte sich gestern heftiger gekratzt, als er gedacht hatte. </text:span>Er <text:span text:style-name="T33">setzte sich</text:span> wieder an den <text:span text:style-name="T33">T</text:span>isch, las die Zeilen, <text:span text:style-name="T30">die er geschrieben hatte,</text:span> erneut.</text:p>
      <text:p text:style-name="P7"/>
      <text:p text:style-name="P7">„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text:p>
      <text:p text:style-name="P7"/>
      <text:p text:style-name="P7">Er dachte an die Männer, die er in den Manövern befehligt hatte. Fußsoldaten – stille, fokussierte Krieger, die nie widersprachen, nie lachten oder ausfällig wurden. Er erinnerte sich an den Gleichklang ihrer Schritte, das Gefühl, sie würden selbst im Gleichtakt <text:span text:style-name="T19">a</text:span>tmen. Eine bewundernswerte Perfektion von Disziplin, die er <text:span text:style-name="T92">selbst </text:span>vielleicht auch erlangen konnte, falls man <text:soft-page-break/>sich gegen den Galgen entschied. Doch wieso <text:span text:style-name="T51">fand er diesen Gedanken so gespenstisch, dass ihm fröstelte</text:span>?</text:p>
      <text:p text:style-name="P7"/>
      <text:p text:style-name="P7"><text:span text:style-name="T89">Ein</text:span> brennender Schmerz ließ ihn die Frage verwerfen. Er hob die Hand und bemerkte, dass er noch immer das Rasiermesser<text:span text:style-name="T8"> </text:span>hielt. Er ließ <text:span text:style-name="T6">es</text:span> fallen und <text:span text:style-name="T62">fasste sich in den Nacken</text:span>. Mit einem zischenden Laut zog er die Hand wieder zurück. <text:span text:style-name="T6">S</text:span>eine Finger waren blutig. Sofort trat er wieder an die Waschschüssel, um sich die Hände zu waschen und die Wunde zu versorgen, doch das Wasser war bereits rot. Verwirrt starrte er in den Spiegel. <text:span text:style-name="T19">D</text:span>er Mann, der ihm entgegenblickte, war wie ein Fremder. Der weiße Kragen, die Aufschläge mit goldenen Knöpfen an den Schultern, alles war mit Blut verschmiert. Nicht nur <text:span text:style-name="T93">mit </text:span>frischem, rote<text:span text:style-name="T19">m</text:span> Blut, auch <text:span text:style-name="T19">mit </text:span>braunem, längst verkrustetem. Er kniff die Augen zusammen und ballte die <text:span text:style-name="T34">Hände zu </text:span>Fäuste<text:span text:style-name="T34">n</text:span>, als müsste er sich etwas <text:span text:style-name="T34">unbedingt</text:span> <text:span text:style-name="T34">in Erinnerung rufen</text:span>, was ihm einfach nicht einfallen wollte. Dann <text:span text:style-name="T93">ging</text:span> er zurück <text:span text:style-name="T93">zum</text:span> Schreibtisch. <text:span text:style-name="T34">Er durfte sich nicht von der Arbeit abhalten lassen.</text:span></text:p>
      <text:p text:style-name="P7"/>
      <text:p text:style-name="P9">„<text:span text:style-name="T1">Durch spezielle Gravuren und Bohrungen in der </text:span><text:span text:style-name="T9">Kontrolleinheit</text:span><text:span text:style-name="T1"> wird das eingehende Signal einerseits an die Muskeln übermittelt und löst dort eine sofortige Handlung aus, andererseits kommt es zu einer Spiegelung, die dem Gehirn eine zur Tat passende Plausibilisierung vermittelt. So ist sichergestellt, dass das Objekt von seinen Taten stets überzeugt ist</text:span>. 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7"/>
      <text:p text:style-name="P7">Die Tür hinter ihm öffnete sich geräuschlos und Inara huschte hinein, die Tür sofort wieder schließend. Ihr linkes Auge war unansehnlich angeschwollen, die Wange darunter dunkel verfärbt, und auf ihrer Lippe hatte sich eine dicke Kruste gebildet. Alistair betrachtete die stark einseitigen Verletzungen und überlegte, ob der Kontrast zur unverletzten <text:span text:style-name="T20">r</text:span>echten <text:span text:style-name="T20">Seite</text:span> den Effekt erhöhte, oder <text:span text:style-name="T10">o</text:span>b er auch mit <text:span text:style-name="T20">l</text:span>inks hätte zuschlagen sollen. Eine Träne rann <text:span text:style-name="T51">ihm </text:span>über <text:span text:style-name="T51">die</text:span> Wange, und er strich <text:span text:style-name="T21">ihr</text:span> die Haare, die sie vor die <text:span text:style-name="T94">Male</text:span> hatte fallen lassen, sacht zur Seite.</text:p>
      <text:p text:style-name="P7"/>
      <text:p text:style-name="P7">„Es tut mir leid“, flüsterte er tonlos, obwohl er völlig im Recht gewesen war.</text:p>
      <text:p text:style-name="P7"/>
      <text:p text:style-name="P7">„Es ist schon gut“, antwortete sie, ergriff seine Schultern und schmiegte sich an ihn. Ihre Berührung war wie ein kühlender Balsam, der ihm Angst machte. Er wollte nicht sterben, und doch würde er es. Er wollte sie beschützen, und doch würde er es nicht tun. Er erwiderte die Umarmung nicht.</text:p>
      <text:p text:style-name="P7"/>
      <text:p text:style-name="P17">„Du musst <text:span text:style-name="T35">gehen</text:span>“, sagte sie irgendwann. </text:p>
      <text:p text:style-name="P17"/>
      <text:p text:style-name="P20"><text:span text:style-name="T64">„Ich kann nicht </text:span><text:span text:style-name="T65">gehen</text:span><text:span text:style-name="T64">, </text:span><text:span text:style-name="T66">ich habe Befehl zu warten</text:span><text:span text:style-name="T64">“, antwortete er. „</text:span><text:span text:style-name="T76">Und i</text:span><text:span text:style-name="T64">ch </text:span><text:span text:style-name="T67">habe jede Menge Arbeit auf dem Tisch</text:span><text:span text:style-name="T64">.“ </text:span><text:span text:style-name="T68">Inara sah ihn entsetzt an.</text:span></text:p>
      <text:p text:style-name="P21"/>
      <text:p text:style-name="P20"><text:span text:style-name="T59">Er löste sich aus ihrer Umarmung und wandte sich zum </text:span><text:span text:style-name="T60">Schreibt</text:span><text:span text:style-name="T59">sch.</text:span><text:span text:style-name="T69"> </text:span><text:span text:style-name="T64">Mit </text:span><text:span text:style-name="T61">monotoner Stimme las er seine Aufzeichnungen vor, doch Inara hörte ihm gar nicht zu. Erschrocken starrte sie auf ihre blutigen Hände, bevor sie energisch seinen </text:span><text:span text:style-name="T63">einst weißen Kragen </text:span><text:span text:style-name="T75">packte</text:span><text:span text:style-name="T63"> und ihn zu sich h</text:span><text:span text:style-name="T70">in</text:span><text:span text:style-name="T63">unter </text:span><text:span text:style-name="T75">zog</text:span><text:span text:style-name="T63">. Alistair konnte sich </text:span><text:span text:style-name="T65">kaum</text:span><text:span text:style-name="T63"> vorstellen, was sie sah. Eine Kontrolleinheit? Ein Salz</text:span><text:span text:style-name="T71">geschwür</text:span><text:span text:style-name="T63">, d</text:span><text:span text:style-name="T65">as</text:span><text:span text:style-name="T63"> aus seiner Haut ragte wie abstrakte </text:span><text:span text:style-name="T72">Kunst</text:span><text:span text:style-name="T63">? Oder die Auszeichnung, auf die er so stolz gewesen war, auf </text:span><text:span text:style-name="T71">deren Erhalt</text:span><text:span text:style-name="T63"> er seine ganze Kindheit hingefiebert hatte? </text:span><text:span text:style-name="T73">Sie</text:span><text:span text:style-name="T63"> war das </text:span><text:soft-page-break/><text:span text:style-name="T63">Zeichen seiner Reife. </text:span><text:span text:style-name="T73">D</text:span><text:span text:style-name="T63">er Kristall hatte ihn zum Mann gemacht, zum Soldaten und später zum Offizier. </text:span><text:span text:style-name="T77">Er</text:span><text:span text:style-name="T63"> war ein Zeichen des Vertrauens, das die Magier in ihn setzten, </text:span><text:span text:style-name="T73">denn</text:span><text:span text:style-name="T63"> e</text:span><text:span text:style-name="T77">r</text:span><text:span text:style-name="T63"> verlieh ihm magieähnliche Kräfte. Er ruckte von </text:span><text:span text:style-name="T73">Inara</text:span><text:span text:style-name="T63"> fort, um sie davon abzuhalten, das Andenken an dieses Vertrauen zu besudeln, obwohl er derjenige gewesen war, der </text:span><text:span text:style-name="T77">es</text:span><text:span text:style-name="T63"> </text:span><text:span text:style-name="T74">missbraucht</text:span><text:span text:style-name="T63"> hatte. </text:span></text:p>
      <text:p text:style-name="P7"/>
      <text:p text:style-name="P12">Warum sah sie ihn so mitleidig an?</text:p>
      <text:p text:style-name="P7"/>
      <text:p text:style-name="P7">„Es wird schlimmer, nicht war?“ </text:p>
      <text:p text:style-name="P7"/>
      <text:p text:style-name="P7">Er hatte das Gefühl, auf diese Frage nicht antworten zu müssen.</text:p>
      <text:p text:style-name="P7"/>
      <text:p text:style-name="P19">Inara heilte die Schnitte, <text:span text:style-name="T36">die kreuz und quer über seinen</text:span> Nacken <text:span text:style-name="T36">liefen,</text:span> mit ihrer Magie. <text:span text:style-name="T54">Er hätte sich besser fühlen sollen, aber stattdessen weckte das</text:span> sanfte Prickeln bitterste Verzweiflung in ihm.</text:p>
      <text:p text:style-name="P7"/>
      <text:p text:style-name="P7">„Was werden sie mit dir tun?“, fragte <text:span text:style-name="T95">Inara</text:span> weiter.</text:p>
      <text:p text:style-name="P7"/>
      <text:p text:style-name="P7">„Ich weiß es nicht genau. Ich bin ein Verräter, Verräter werden gehängt. <text:span text:style-name="T52">D</text:span>och ich wurde nur degradiert. <text:span text:style-name="T22">I</text:span>ch <text:span text:style-name="T24">hätte erwartet,</text:span> <text:span text:style-name="T95">mindestens </text:span>Dienst bei den Fußsoldaten leisten <text:span text:style-name="T24">zu müssen</text:span>, doch ich habe <text:span text:style-name="T11">nur </text:span>die Offiziersdosis an Salz bekommen.“ Irgendwie ergab das alles keinen Sinn. Er versuchte, sich an die vergangenen Tage zu erinnern, die Ereignisse zu sortieren und zu verstehen, wieso es so weh tat, Inaras Verletzungen zu sehen. Er wusste noch, dass sie diese Menschen gefunden hatten. Er erinnerte sich an Schläuche, Kabel, Maschinen, die seltsame Geräusche machten, an <text:span text:style-name="T53">den </text:span>Gestank nach Desinfektion<text:span text:style-name="T22">smittel</text:span> und Tod und an das Stöhnen, Weinen, Wimmern, dieses leise und doch ohrenbetäubende Geräusch von Leid. </text:p>
      <text:p text:style-name="P7"><text:span text:style-name="T95">Diese Leute</text:span> freizulassen, war Verrat <text:span text:style-name="T53">gewesen</text:span>. <text:span text:style-name="T22">E</text:span>r hatte dazu kein Recht gehabt, und <text:span text:style-name="T39">er </text:span>verstand überhaupt nicht, wie er es hatte tun können. Diese Objekte hatten dem Magister gehört, er musste den Besitz des Magisters schützen, denn der Magister trug zum höheren Wohl bei. <text:span text:style-name="T22">Alistairs</text:span> Blick ging zum Schreibtisch. <text:span text:style-name="T22">H</text:span>atte er nicht gerade etwas gelesen?</text:p>
      <text:p text:style-name="P7"/>
      <text:p text:style-name="P7">„Verräter oder Fußsoldat, beides bedeutet deinen Tod“, <text:span text:style-name="T88">sagte Inara.</text:span></text:p>
      <text:p text:style-name="P7"/>
      <text:p text:style-name="P7">Alistair schüttelte den Kopf. </text:p>
      <text:p text:style-name="P7"/>
      <text:p text:style-name="P7">„Die Objekte können bei voller Signalstärke bis zu zehn Jahre dienen, bevor es zu tödlichen <text:span text:style-name="T37">H</text:span>irnblutungen kommt“, zitierte er, ohne genau zu wissen, woher er das wusste.</text:p>
      <text:p text:style-name="P7"/>
      <text:p text:style-name="P6">„Alistair! Das ist dasselbe wie der Tod. Das Salz wird alles auslöschen, was du bist. Du wirst überhaupt keinen freien Willen mehr haben, nichts fühlen, dich kaum noch an den vergangenen Tag erinnern. Du wirst vollständig unter ihrer Kontrolle stehen!“</text:p>
      <text:p text:style-name="P3"/>
      <text:p text:style-name="P8">Alistair<text:span text:style-name="T38">s</text:span> <text:span text:style-name="T38">ge</text:span>ballte Hände <text:span text:style-name="T38">verkrampften sich. Er fühlte sich wie ein Schuljunge.</text:span> <text:span text:style-name="T54">Wie er sich auch abmühte, </text:span>er <text:span text:style-name="T54">konnte</text:span> Inaras Argument nicht <text:span text:style-name="T54">verstehen</text:span>.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text:p>
      <text:p text:style-name="P8"/>
      <text:p text:style-name="P8">„Ich habe ein Buch gefunden, in dem der Aufbau der Kontrolleinheit erklärt wird. Um sie zu entfernen, bräuchte ich ein Konstrukt, das meine Magie gegen die Salzfäden, die von der <text:soft-page-break/>Kontrolleinheit ausgehen, isoliert. Ich habe versucht, eines zu finden, aber Vater hat mir alle Zugangsrechte entzogen. Jeder Soldat im Haus ist angewiesen, mich sofort in mein Zimmer zurückzubringen. <text:span text:style-name="T23">I</text:span>ch habe über eine Stunde gebraucht, um mich hierher zu schleichen. Wenn ich <text:s/>ohne das Konstrukt versuche, den Kristall zu entfernen, könnte ich dir durch das Salznetzwerk in deinem Körper einen tödlichen Schlag versetzen, <text:span text:style-name="T23">d</text:span>aher kann ich <text:span text:style-name="T23">ihn</text:span> nicht <text:span text:style-name="T13">herausschneiden.</text:span> <text:span text:style-name="T23">A</text:span>ber ich habe ein Kapitel gefunden, in dem beschrieben wird, wie man die allgemeinen Signale der Sendemasten über<text:span text:style-name="T54">gehen</text:span> kann.“</text:p>
      <text:p text:style-name="P8"/>
      <text:p text:style-name="P13"><text:span text:style-name="T41">E</text:span><text:span text:style-name="T40">r nickte, </text:span><text:span text:style-name="T42">setzte sich an den Schreibtisch und wartete. „Nur die Kontrolleinheit fängt automatisch gesendete Signale auf und verhindert das Ausbrechen eines Objekts aus der Plausibilisierung“, las er </text:span><text:span text:style-name="T44">vor</text:span><text:span text:style-name="T42">. </text:span><text:span text:style-name="T40">Inara wischte sich ü</text:span><text:span text:style-name="T43">ber die</text:span><text:span text:style-name="T40"> Augen, wechselte das Wasser in der Waschschüssel und wirkte einen Zauber auf die Tür. Als sie das Rasiermesser </text:span><text:span text:style-name="T43">magisch</text:span><text:span text:style-name="T40"> desinfizierte, tanzten kleine Fünkchen über die Klinge. </text:span></text:p>
      <text:p text:style-name="P8"/>
      <text:p text:style-name="P13"><text:span text:style-name="T45">Inara holte tief Luft, kniete sich vor ihm hin und hielt ihm das Messer hin. Er sah sie verständnislos an. Mit angespannter, aber fester Stimme befahl sie schließlich: „Tu es selbst. Schneide den Kristall heraus.“ Seine Hand griff nach dem Messer. Er neigte den Kopf nach vorn, setzte die Klinge an und machte einen präzisen Schnitt. Ein Schrei wie von einem Tier hallte durch den Raum. Erst als er sah, dass Inara die Lippen fest zusammenpresste, wurde ihm klar, dass dieser Laut von ihm kam. Er spürte, wie das Metall der Klinge auf etwas Hartes traf. Sein Arm zitterte vor Schmerz, aber er setzte das Messer erneut an. Inara griff ein Lineal vom Tisch und steckte es ihm zwischen die Zähne, und er biss automatisch zu. „Tief atmen“, sagte sie. Er gehorchte. Seine Rippen hoben und senkten sich qualvoll, während er die Klinge als Hebel benutzte und wimmernd das harte Etwas freilegte. Schließlich packte er es mit zwei Fingern und riss daran. </text:span>Ein eiskaltes Brennen <text:span text:style-name="T13">ging</text:span> durch seinen ganzen Körper, und er schnappte nach Luft, als würde er aus tiefem Wasser auftauchen. <text:span text:style-name="T46">Dann wurde alles schwarz.</text:span></text:p>
      <text:p text:style-name="P8"/>
      <text:p text:style-name="P8"><text:span text:style-name="T46">Als er wieder zu sich kam, hielt Inara ihn auf seinem Stuhl aufrecht. </text:span>„Wir müssen <text:span text:style-name="T55">weg</text:span>!“, flüsterte <text:span text:style-name="T46">sie</text:span> eindringlich, und es war, als würde er ihre Stimme zum ersten Mal in seinem Leben hören. Tränen rannen über seine Wangen, als er ihr geschundenes Gesicht betrachtete. </text:p>
      <text:p text:style-name="P8"/>
      <text:p text:style-name="P8">„Es tut mir leid, es tut mir so leid!“, stammelte er, und die Knie wurden ihm weich.</text:p>
      <text:p text:style-name="P8"/>
      <text:p text:style-name="P8">„Ja, ich weiß. <text:span text:style-name="T23">I</text:span>ch weiß, dass das nicht du warst. Er hat es dir befohlen. <text:span text:style-name="T48">D</text:span>i<text:span text:style-name="T87">ch</text:span> <text:span text:style-name="T48">wird</text:span> nie wieder jemand <text:span text:style-name="T78">zu</text:span> etwas <text:span text:style-name="T78">zwingen</text:span> können. <text:span text:style-name="T48">Aber</text:span> <text:span text:style-name="T47">jetzt</text:span> müssen <text:span text:style-name="T47">wir uns beeilen</text:span>, wir müssen hier weg!“, drängte sie und legte sich seinen Arm um die Schultern, als er nach vorne stolperte und fast fiel.</text:p>
      <text:p text:style-name="P8"/>
      <text:p text:style-name="P14">Die <text:span text:style-name="T14">ganze Welt wirkte auf einmal so fremd, sein eigener Körper fühlte sich falsch an. Er musste sich auf jeden Schritt konzentrieren, während er Inara durch das Labyrinth ihm wohl bekannter Flure in den Keller folgte, von wo aus sie durch schmale, unterirdische Gänge das Haus verließen. Jede Abzweigung</text:span> <text:span text:style-name="T14">stellte ihn vor eine unlösbare Aufgabe.</text:span></text:p>
      <text:p text:style-name="P8"/>
      <text:p text:style-name="P14"><text:span text:style-name="T14">A</text:span>ls sie in die Sonne <text:span text:style-name="T48">hinaus</text:span>traten, <text:span text:style-name="T48">fühlte es sich an, als würde er in den Himmel stürzen. Er übergab sich.</text:span> <text:span text:style-name="T14">Alle Farben wirkten auf einmal so grell. Es herrschte ein unbeschreiblicher Lärm aus Vogelstimmen und dem Summen von Insekten. Der Wind auf seiner Haut fühlte sich an wie ein Reibeisen, und</text:span> <text:span text:style-name="T96">sein</text:span> <text:span text:style-name="T48">Schädel tönte, als stünde er zu nah an einer angeschlagenen Feuerglocke</text:span>. <text:span text:style-name="T49">Seine Gedanken entglitten ihm bei dem Versuch, sich einen Reim auf all die Bilder und Geräusche zu machen.</text:span></text:p>
      <text:p text:style-name="P8"/>
      <text:p text:style-name="P16"><text:soft-page-break/>Als er wieder klar wurde, lag er auf feuchtem Waldboden, den Kopf in Inaras Schoß. Ihre langen Finger strichen ihm durchs Haar, und sie summte ein altes Wiegenlied. <text:span text:style-name="T14">Seine Sinne waren immer noch überreizt, doch das Hämmern eines Buntspechts erzeugte kein Echo mehr in seinem Kopf. An die Stelle der Flut von Eindrücken war eine unendliche Leere getreten, in der sich erste Gedanken bildeten. Die ersten seit langer Zeit, von denen er sicher sein konnte, dass es nur seine waren.</text:span></text:p>
      <text:p text:style-name="P15"><text:span text:style-name="T12">Es waren keine schönen Gedanken, und aus ihnen allen heraus ragte die Erkenntnis, dass</text:span> Inara <text:span text:style-name="T57">zwar „wir“ gesagt, aber nur ihn gemeint hatte</text:span>. Sie war Magierin. Egal was geschehen war, egal was sie getan hatte, was sie riskiert hatte, um ihren Vater aufzuhalten: Außerhalb der Magiergesellschaft war sie in Lebensgefahr. <text:span text:style-name="T56">U</text:span>nd er konnte nie wieder dorthin zurück.</text:p>
      <text:p text:style-name="P15"/>
      <text:p text:style-name="P22"><text:span text:style-name="T80">Es fühlte sich fremd an, so zu denken, doch das Inferno in seiner Brust war noch viel fremder und überwältigender. </text:span><text:span text:style-name="T81">Jede Empfindung war auf einmal ungefiltert, als käme sie dichter an ihn heran. Das einzig vertraute war dieses warme, innige Gefühl für Inara. Er liebte sie, nach wie vor und unverändert, als wäre es das Einzige, was in seinem bisherigen Leben echt gewesen war. </text:span>Er musste sie zurücklassen, trotz allem, was er im Haus des Magisters gesehen hatte. Diese Erkenntnis <text:span text:style-name="T86">war</text:span> schmerzhafter als die Schnitte in <text:span text:style-name="T86">seinem</text:span> <text:span text:style-name="T86">Nacken</text:span> es gewesen waren.</text:p>
      <text:p text:style-name="P15"/>
      <text:p text:style-name="P15">Er schlang die Arme um ihre Oberschenkel und <text:span text:style-name="T58">konnte nur noch schreien</text:span>. Wie ein Kind rollte er sich in ihrer Umarmung zusammen, von <text:span text:style-name="T26">rauem Schluchzen</text:span> geschüttelt. Sie barg ihn wie eine Mutter an ihrer Brust, strich <text:span text:style-name="T25">ihm</text:span> wieder <text:span text:style-name="T58">und wieder</text:span> über <text:span text:style-name="T12">den</text:span> Rücken und flüsterte, selbst unter Tränen, beruhigende Worte. Als er keine Kraft mehr hatte, um zu weinen, zog sie ihn hoch, küsste ihn ein letztes Mal und sagte: „<text:span text:style-name="T86">Du musst gehen.</text:span>“</text:p>
      <text:p text:style-name="P15"/>
      <text:p text:style-name="P18">Er wollte gehorchen. Stemmte sich mühsam in die Höhe. Wandte sich ab. Und verharrte. Jede Richtung, in die er blickte, sah gleich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SansLocal" svg:font-family="SourceSansLocal, source-sans-pro, 'Source Sans Pro', apple-system, Roboto, 'pt sans', calibri, sans-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26T10:31:25.080750592</dc:date>
    <meta:editing-duration>P1DT12H23M41S</meta:editing-duration>
    <meta:editing-cycles>92</meta:editing-cycles>
    <meta:generator>LibreOffice/5.4.1.2.0$Linux_X86_64 LibreOffice_project/40m0$Build-2</meta:generator>
    <meta:print-date>2017-10-20T19:53:23.746691000</meta:print-date>
    <meta:document-statistic meta:table-count="0" meta:image-count="0" meta:object-count="0" meta:page-count="5" meta:paragraph-count="42" meta:word-count="2524" meta:character-count="15786" meta:non-whitespace-character-count="13293"/>
  </office:meta>
</office:document-meta>
</file>